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100000171AE82ED7BA53EC202.png" manifest:media-type="image/png"/>
  <manifest:file-entry manifest:full-path="Pictures/10000201000003C400000337C05AEA2C5DE2C7BF.png" manifest:media-type="image/png"/>
  <manifest:file-entry manifest:full-path="Pictures/10000201000003D20000032663EDAAAFCB6EDAB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-0.1in" fo:margin-right="-0.1in" fo:text-indent="0in" style:auto-text-indent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0.4764in" svg:y="0in" svg:width="7.7484in" svg:height="7.8075in" draw:z-index="0"><draw:image xlink:href="Pictures/10000201000003C400000337C05AEA2C5DE2C7BF.png" xlink:type="simple" xlink:show="embed" xlink:actuate="onLoad" loext:mime-type="image/png"/></draw:frame></text:p>
      <text:p text:style-name="P1"/>
      <text:p text:style-name="P1"><draw:frame draw:style-name="fr1" draw:name="Image2" text:anchor-type="paragraph" svg:x="-0.5598in" svg:y="-0.3319in" svg:width="7.8756in" svg:height="8.1866in" draw:z-index="1"><draw:image xlink:href="Pictures/10000201000003D20000032663EDAAAFCB6EDABB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3" text:anchor-type="paragraph" svg:width="7.5181in" svg:height="4.0854in" draw:z-index="2"><draw:image xlink:href="Pictures/10000201000003D100000171AE82ED7BA53EC20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15:42:35.255095729</meta:creation-date>
    <dc:date>2019-10-11T15:47:38.879619039</dc:date>
    <meta:editing-duration>PT5M4S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  <meta:generator>LibreOffice/6.2.7.1$Linux_X86_64 LibreOffice_project/20$Build-1</meta:generator>
  </office:meta>
</office:document-meta>
</file>